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elestiaAntiqua-Medium" svg:font-family="CelestiaAntiqua-Medium" style:font-family-generic="roman"/>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ungsuh"/>
    </style:style>
    <style:style style:name="P2" style:family="paragraph" style:parent-style-name="Standard">
      <style:text-properties style:font-name="Gungsuh" fo:font-size="10pt" style:font-size-asian="10pt" style:font-size-complex="10pt"/>
    </style:style>
    <style:style style:name="P3" style:family="paragraph" style:parent-style-name="Standard">
      <style:text-properties style:font-name="Gungsuh" fo:font-size="10pt" style:font-name-asian="CelestiaAntiqua-Medium" style:font-size-asian="10pt" style:font-name-complex="CelestiaAntiqua-Medium" style:font-size-complex="10pt"/>
    </style:style>
    <style:style style:name="P4" style:family="paragraph" style:parent-style-name="Standard">
      <style:text-properties style:font-name="Gungsuh" fo:font-size="12pt" style:font-size-asian="12pt" style:font-size-complex="12pt"/>
    </style:style>
    <style:style style:name="P5" style:family="paragraph" style:parent-style-name="Standard">
      <style:text-properties style:font-name="Gungsuh" fo:font-size="12pt" style:font-name-asian="CelestiaAntiqua-Medium" style:font-size-asian="12pt" style:font-name-complex="CelestiaAntiqua-Medium" style:font-size-complex="12pt"/>
    </style:style>
    <style:style style:name="P6" style:family="paragraph" style:parent-style-name="Standard">
      <style:text-properties style:font-name="Gungsuh" fo:font-size="10pt" style:font-name-asian="CelestiaAntiqua-Medium" style:font-size-asian="10pt" style:font-name-complex="CelestiaAntiqua-Medium" style:font-size-complex="10pt"/>
    </style:style>
    <style:style style:name="T1" style:family="text">
      <style:text-properties fo:font-size="10pt" style:font-size-asian="10pt" style:font-size-complex="10pt"/>
    </style:style>
    <style:style style:name="T2" style:family="text">
      <style:text-properties fo:font-size="10pt" style:font-name-asian="CelestiaAntiqua-Medium" style:font-size-asian="10pt" style:font-name-complex="CelestiaAntiqua-Medium" style:font-size-complex="10pt"/>
    </style:style>
    <style:style style:name="T3" style:family="text">
      <style:text-properties fo:font-size="12pt" style:font-name-asian="CelestiaAntiqua-Medium" style:font-size-asian="12pt" style:font-name-complex="CelestiaAntiqua-Medium" style:font-size-complex="12pt"/>
    </style:style>
    <style:style style:name="T4" style:family="text">
      <style:text-properties fo:font-size="12pt" style:font-size-asian="12pt" style:font-size-complex="12pt"/>
    </style:style>
    <style:style style:name="T5" style:family="text">
      <style:text-properties style:font-name-asian="CelestiaAntiqua-Medium" style:font-name-complex="CelestiaAntiqua-Medium"/>
    </style:style>
    <style:style style:name="T6" style:family="text">
      <style:text-properties style:text-position="super 58%" fo:font-size="10pt" style:font-name-asian="CelestiaAntiqua-Medium" style:font-size-asian="10pt" style:font-name-complex="CelestiaAntiqua-Medium" style:font-size-complex="10pt"/>
    </style:style>
    <style:style style:name="T7"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ailable Races in the Queen Campaign</text:p>
      <text:p text:style-name="P1"/>
      <text:p text:style-name="P1"/>
      <text:p text:style-name="P1"/>
      <text:p text:style-name="P1"/>
      <text:p text:style-name="P1">ELVES: </text:p>
      <text:p text:style-name="P1"><text:tab/><text:span text:style-name="T1">Elves are short and slim, typically 4.5 to 5.5 ft tall. No facial or body hair. Elves posses unearthly grace and fine features. Can live to be over 700 years old.</text:span></text:p>
      <text:p text:style-name="P2"><text:tab/>All elves have low-light vision, immunity to magical sleep effects, are medium creatures, and have a speed of 30ft. </text:p>
      <text:p text:style-name="P1"><text:tab/>High Elf: <text:span text:style-name="T1">+2 Dex, -2 Con</text:span></text:p>
      <text:p text:style-name="P2"><text:tab/><text:tab/> +2 on listen search and spot checks. </text:p>
      <text:p text:style-name="P2"><text:s/>Typical elf. Tend to be pale skinned and light haired, with brightly coloured eyes. Players Handbook pg15.</text:p>
      <text:p text:style-name="P1"><text:tab/>Desert Elf: <text:span text:style-name="T1">+2 Dex, -2 Str</text:span></text:p>
      <text:p text:style-name="P2"><text:tab/><text:tab/>+2 on search spot handle animal and ride checks.</text:p>
      <text:p text:style-name="P1"><text:span text:style-name="T1"><text:s/></text:span><text:span text:style-name="T2">Desert elves tend to be physically weaker than their cousins but are hardier in build. Bronze skin and dark hair and green eyes are typical. Unearthed Arcana pg.11</text:span></text:p>
      <text:p text:style-name="P1"><text:span text:style-name="T2"><text:tab/></text:span><text:span text:style-name="T3">Gray Elf (rare): </text:span><text:span text:style-name="T2">+2 Dex, +2 Int, -2 Str, -2 Con</text:span></text:p>
      <text:p text:style-name="P3"><text:tab/><text:tab/>+2 on listen search and spot checks. </text:p>
      <text:p text:style-name="P3">Gray elves are the most noble and regal elves, standing almost as tall as a human. Reputation of being aloof and arrogant. Live mostely in isolated mountain citadels. Silver or pale golden hair and amber or violet eyes typical. Monster Manual pg 104</text:p>
      <text:p text:style-name="P1"><text:span text:style-name="T2"><text:tab/></text:span><text:span text:style-name="T3">Wood Elf: </text:span><text:span text:style-name="T2">+2 Str, -2 Int</text:span></text:p>
      <text:p text:style-name="P3"><text:tab/><text:tab/>+2 on listen search and spot checks. </text:p>
      <text:p text:style-name="P3"><text:tab/><text:tab/>+1 racial bonus on attacks against orcs or half-orcs.</text:p>
      <text:p text:style-name="P3">Also called sylvan elves. Hair ranges from yellow to coppery red. More muscular than other elves. Eyes typically shades of green or brown or red. Monster Manual pg 104</text:p>
      <text:p text:style-name="P3"/>
      <text:p text:style-name="P5">HALF ELVES:</text:p>
      <text:p text:style-name="P4"><text:span text:style-name="T5"><text:tab/></text:span><text:span text:style-name="T2">Half-Elves height ranges from 5 to 6 feet tall. Half-Elves are paler, fairer, and smoother-skinned than humans. Can live to over 200 years old.</text:span></text:p>
      <text:p text:style-name="P3"><text:tab/>All half-elves have immunity to magical sleep effects, low-light vision</text:p>
      <text:p text:style-name="P3"><text:tab/> +1 to listen search and spot checks, and +2 on Diplomacy and Gather Information checks. </text:p>
      <text:p text:style-name="P3"><text:tab/>Half-Elves skin tone, hair color, and eye color vary just like human features do. <text:tab/>Players Handbook</text:p>
      <text:p text:style-name="P3"/>
      <text:p text:style-name="P5">HUMANS:</text:p>
      <text:p text:style-name="P4"><text:span text:style-name="T5"><text:tab/></text:span><text:span text:style-name="T2">Humans typically range from 5 to 6.5 feet tall. Very diverse features.</text:span></text:p>
      <text:p text:style-name="P4"><text:span text:style-name="T2"><text:tab/>No modifications of ability scores. 30 ft. Extra feat at 1</text:span><text:span text:style-name="T6">st</text:span><text:span text:style-name="T2"> level, and 4 extra skill points at first level. Players Handbook</text:span></text:p>
      <text:p text:style-name="P3"/>
      <text:p text:style-name="P5">Half-Orcs:</text:p>
      <text:p text:style-name="P4"><text:span text:style-name="T5"><text:tab/></text:span><text:span text:style-name="T2">Half-Orcs stand between 6 and 7 feet tall. Half-Orcs have grayish and greenish pigmentation to their skin, a sloping forehead, jutting jaw, and prominent teeth. Orcs like scars. Few live longer than 75 years.</text:span></text:p>
      <text:p text:style-name="P3"><text:tab/>+2 Strenth, -2 Int and Charisma. </text:p>
      <text:p text:style-name="P3"><text:soft-page-break/><text:tab/>Medium creature. 30ft. Darkvision 60ft. Players Handbook</text:p>
      <text:p text:style-name="P3"/>
      <text:p text:style-name="P5">DWARVES:</text:p>
      <text:p text:style-name="P4"><text:span text:style-name="T5"><text:tab/></text:span><text:span text:style-name="T2">Dwarves stand only 4 to 4.5 feet tall, but are broad and compact. All dwarves are medium creatures with a speed of 20ft. All have:</text:span></text:p>
      <text:p text:style-name="P3"><text:tab/>+2 Con, -2 Char. </text:p>
      <text:p text:style-name="P3"><text:tab/>+1 racial bonus against orcs and goblinoids</text:p>
      <text:p text:style-name="P3"><text:tab/>+4 doge bonus to AC against giant type creatures. </text:p>
      <text:p text:style-name="P3"><text:tab/>+4 on check to resist bullrush or trip.</text:p>
      <text:p text:style-name="P3"><text:tab/>+2 bonus on search checks to notice unusual stonework such as sliding walls, stone traps, new construction, unsafe surfaces, shaky ceilings exc. </text:p>
      <text:p text:style-name="P3"><text:tab/>+2 on appraise checks related to stone or metal. </text:p>
      <text:p text:style-name="P3"><text:tab/>+2 on craft related to stone or metal.</text:p>
      <text:p text:style-name="P4"><text:span text:style-name="T5"><text:tab/>Hill Dwarf: <text:s/></text:span><text:span text:style-name="T2">Hill Dwarf skin is typically tan or brown. Their hair is usually gray or brown or ginger.</text:span></text:p>
      <text:p text:style-name="P3"><text:tab/>+2 on saving throws against spells and spell like effects.</text:p>
      <text:p text:style-name="P3"><text:tab/>+2 on saving throws against poison</text:p>
      <text:p text:style-name="P3"><text:tab/>darkvision 60 ft.</text:p>
      <text:p text:style-name="P3"><text:tab/><text:span text:style-name="T4">Deep Dwarf: <text:s/></text:span>These dwarves live far underground and tend to be more stand-offish with nondwarves. Deep Dwarves are leaner than other dwarves, and their skin usually has a reddish tinge, and they have larger eyes. Their hair ranges from bright red to straw blond. They have little contact with surface dwellers.</text:p>
      <text:p text:style-name="P3"><text:tab/>+3 on saving throws against spells and spell like effects.</text:p>
      <text:p text:style-name="P3"><text:tab/>+3 on saving throws against poison.</text:p>
      <text:p text:style-name="P3"><text:tab/>Darkvision 90 ft.</text:p>
      <text:p text:style-name="P3"><text:tab/>Light Sensitivity: <text:s/>Deep dwarves get dazzled in bright sunlight or with the daylight spell. They must wear special goggles to protect their eyes.</text:p>
      <text:p text:style-name="P5"><text:tab/></text:p>
      <text:p text:style-name="P3"/>
      <text:p text:style-name="P5">GNOMES(rare):</text:p>
      <text:p text:style-name="P4"><text:span text:style-name="T5"><text:tab/></text:span><text:span text:style-name="T2">Gnomes stand 3 to 3.5 feet tall. Their skin ranges from dark tan to brown. Their hair is usually light, and their eyes are usually blue. </text:span></text:p>
      <text:p text:style-name="P3"><text:tab/>+2 Con, -2 Str. </text:p>
      <text:p text:style-name="P3"><text:tab/>Small creature-- +1 to AC, +1 on attack rolls, +4 on Hide checks, uses smaller weapons. 20 ft speed.</text:p>
      <text:p text:style-name="P3"><text:tab/> Low light vision.</text:p>
      <text:p text:style-name="P3"><text:tab/>+2 saving throws against illusions. </text:p>
      <text:p text:style-name="P3"><text:tab/>+1 to DC of illusions cast by gnomes.</text:p>
      <text:p text:style-name="P3"><text:tab/> +1 on attack rolls against kobolds and goblinoids. </text:p>
      <text:p text:style-name="P3"><text:tab/>+4 to AC against giant-type monsters. </text:p>
      <text:p text:style-name="P3"><text:tab/>+2 on listen and Craft(alchemy) checks.</text:p>
      <text:p text:style-name="P3"/>
      <text:p text:style-name="P5">TIEFLINGS:</text:p>
      <text:p text:style-name="P3"><text:tab/>Looks similar to a human, but have short horns sprouting from their foreheads, slightly pointed teeth, red gray or gold eyes, pointed ears similar to elves and typically red or orange hair.</text:p>
      <text:p text:style-name="P3"><text:tab/>+2 Dex, +1 Int, -2 Cha</text:p>
      <text:p text:style-name="P3"><text:tab/>Medium creature, 30 ft speed, 60 ft darkvision.</text:p>
      <text:p text:style-name="P3"><text:tab/>+2 to bluff and hide checks</text:p>
      <text:p text:style-name="P3"><text:tab/>Tend towards neutral or evil alignments, but can be good.</text:p>
      <text:p text:style-name="P3"><text:soft-page-break/></text:p>
      <text:p text:style-name="P3"/>
      <text:p text:style-name="P5">CATFOLK:</text:p>
      <text:p text:style-name="P5"><text:tab/><text:span text:style-name="T1">Catfolk resemble a cross between a large predatory cat and a human, with a sleekly muscled humanoid body and the a head and mane of a feline. Their catlike features are of either a lynx or a lion, depending on where they live.</text:span></text:p>
      <text:p text:style-name="P3"><text:tab/>All catfolk treat fall damage as if the fall was 15 feet less.</text:p>
      <text:p text:style-name="P5"><text:span text:style-name="T1"><text:tab/></text:span>Lynx-Folk:</text:p>
      <text:p text:style-name="P5"><text:tab/><text:span text:style-name="T1">Lynx-Folk typically have short, dense, silvery-brown fur and may bear blackish markings. They have a furry ruff on their head that resembles a double pointed beard, and long furry tufts on their ears. They are much shorter than their lion-folk cousins, measuring around 4.5 to 5.5 feet in height. Lynx-Folk have short, stubby furry tails, but sometimes they have them removed.</text:span></text:p>
      <text:p text:style-name="P3"><text:tab/>+2 Dex, -1 Cha, -1 Str</text:p>
      <text:p text:style-name="P3"><text:tab/>medium creature, speed 40ft</text:p>
      <text:p text:style-name="P3"><text:tab/>Low-light vision<text:line-break/><text:tab/>+2 listen and move silently</text:p>
      <text:p text:style-name="P3"><text:tab/>Lynx-Folk can survive better in the cold, and get a +4 bonus to balancing on ice</text:p>
      <text:p text:style-name="P5"><text:span text:style-name="T1"><text:tab/></text:span>Lion-Folk:</text:p>
      <text:p text:style-name="P3"><text:tab/>Lion-Folk typically have short, light-tan fur, and sometimes have brown spots resembling those of a cheetah. Males typically have a type of mane that they decorate with braids and beads. Lion-Folk are taller than their cousins, ranging from 5.5 to 6.5 feet tall. Lion-Folk have long furry tails usually ending in a small tuft or thickening of fur.</text:p>
      <text:p text:style-name="P3"><text:tab/>+2 Dex, +1 Str, -2 Wis</text:p>
      <text:p text:style-name="P3"><text:tab/>medium creature, 40ft speed.</text:p>
      <text:p text:style-name="P3"><text:tab/>Low-light vision</text:p>
      <text:p text:style-name="P3"><text:tab/>+2 listen and move-silently</text:p>
      <text:p text:style-name="P3"><text:tab/></text:p>
      <text:p text:style-name="P3"><text:tab/></text:p>
      <text:p text:style-name="P5">TEMPLATES(<text:span text:style-name="T7">available, but not advised. All very rare</text:span>):</text:p>
      <text:p text:style-name="P3"><text:tab/><text:span text:style-name="T4">Half-Dragons and Half-Fiends</text:span> available, but weakened to reduce level adjustment.</text:p>
      <text:p text:style-name="P3"><text:tab/><text:span text:style-name="T4">Bloodlines</text:span>-- through gradual level adjustment</text:p>
      <text:p text:style-name="P3"><text:tab/></text:p>
      <text:p text:style-name="P3"><text:tab/></text:p>
      <text:p text:style-name="P3"><text:tab/></text:p>
      <text:p text:style-name="P3"/>
      <text:p text:style-name="P3"/>
      <text:p text:style-name="P3">Ask DM about other races that you want-- <text:s/>will be consid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elestiaAntiqua-Medium" svg:font-family="CelestiaAntiqua-Medium" style:font-family-generic="roman"/>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4-07-01T14:35:49.35</meta:creation-date>
    <dc:date>2014-07-05T12:18:28.96</dc:date>
    <dc:creator>Nolan Roth</dc:creator>
    <meta:editing-duration>P1DT4H57M5S</meta:editing-duration>
    <meta:editing-cycles>9</meta:editing-cycles>
    <meta:generator>OpenOffice/4.1.0$Win32 OpenOffice.org_project/410m18$Build-9764</meta:generator>
    <meta:document-statistic meta:table-count="0" meta:image-count="0" meta:object-count="0" meta:page-count="3" meta:paragraph-count="88" meta:word-count="1025" meta:character-count="6021"/>
  </office:meta>
</office:document-meta>
</file>